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75284"/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P3" style:family="paragraph" style:parent-style-name="Standard">
      <style:text-properties style:font-name="AbcGreen" fo:font-size="10pt" fo:font-style="italic" style:font-size-asian="10pt" style:font-style-asian="italic" style:font-size-complex="10pt"/>
    </style:style>
    <style:style style:name="P4" style:family="paragraph" style:parent-style-name="Standard">
      <style:text-properties style:font-name="AbcGreen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bcGreen" fo:font-size="10pt" style:font-size-asian="10pt" style:font-size-complex="10pt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  <style:text-properties style:font-name="AbcGreen" fo:font-size="10pt" officeooo:rsid="001027f9" officeooo:paragraph-rsid="001027f9" style:font-size-asian="10pt" style:font-size-complex="10pt"/>
    </style:style>
    <style:style style:name="P7" style:family="paragraph" style:parent-style-name="Standard">
      <style:text-properties officeooo:paragraph-rsid="001027f9"/>
    </style:style>
    <style:style style:name="P8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1027f9"/>
    </style:style>
    <style:style style:name="P9" style:family="paragraph" style:parent-style-name="Standard">
      <style:paragraph-properties fo:margin-left="0.501cm" fo:margin-right="0cm" fo:text-indent="0cm" style:auto-text-indent="false"/>
      <style:text-properties style:font-name="AbcGreen" fo:font-size="10pt" style:font-size-asian="10pt" style:font-size-complex="10pt"/>
    </style:style>
    <style:style style:name="P10" style:family="paragraph" style:parent-style-name="Text_20_body_20_indent">
      <style:text-properties style:font-name="AbcGreen" fo:font-size="10pt" style:font-size-asian="10pt"/>
    </style:style>
    <style:style style:name="P11" style:family="paragraph" style:parent-style-name="Standard">
      <style:paragraph-properties fo:margin-left="0cm" fo:margin-right="0cm" fo:text-indent="1.249cm" style:auto-text-indent="false"/>
      <style:text-properties style:font-name="AbcGreen" fo:font-size="10pt" style:font-size-asian="10pt" style:font-size-complex="10pt"/>
    </style:style>
    <style:style style:name="P12" style:family="paragraph" style:parent-style-name="Standard">
      <style:text-properties style:font-name="AbcGreen" fo:font-size="6pt" style:font-size-asian="5.25pt" style:font-size-complex="6pt"/>
    </style:style>
    <style:style style:name="P13" style:family="paragraph" style:parent-style-name="Heading_20_2" style:list-style-name="WWNum1">
      <style:paragraph-properties fo:text-align="start" style:justify-single-word="false">
        <style:tab-stops>
          <style:tab-stop style:position="0cm"/>
        </style:tab-stops>
      </style:paragraph-properties>
    </style:style>
    <style:style style:name="P14" style:family="paragraph" style:parent-style-name="Text_20_body_20_indent">
      <style:text-properties style:font-name="AbcGreen" fo:font-size="10pt" officeooo:rsid="001dd215" officeooo:paragraph-rsid="00222d99" style:font-size-asian="10pt"/>
    </style:style>
    <style:style style:name="P15" style:family="paragraph" style:parent-style-name="Text_20_body_20_indent">
      <style:text-properties style:font-name="AbcGreen" fo:font-size="10pt" officeooo:paragraph-rsid="00222d99" style:font-size-asian="10pt"/>
    </style:style>
    <style:style style:name="P16" style:family="paragraph" style:parent-style-name="Text_20_body_20_indent">
      <style:text-properties officeooo:paragraph-rsid="00222d99"/>
    </style:style>
    <style:style style:name="P17" style:family="paragraph" style:parent-style-name="Title" style:master-page-name="Standard">
      <style:paragraph-properties style:page-number="auto"/>
      <style:text-properties fo:text-transform="uppercase" style:font-name="AbcGreen" fo:font-size="12pt" style:text-underline-style="none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6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T8" style:family="text">
      <style:text-properties style:font-name="AbcGreen" fo:font-size="10pt" style:font-size-asian="10pt"/>
    </style:style>
    <style:style style:name="T9" style:family="text">
      <style:text-properties style:font-name="AbcGreen" fo:font-size="10pt" style:font-size-asian="10pt" style:font-size-complex="10pt"/>
    </style:style>
    <style:style style:name="T10" style:family="text">
      <style:text-properties style:font-name="AbcGreen" fo:font-size="10pt" officeooo:rsid="001027f9" style:font-size-asian="10pt" style:font-size-complex="10pt"/>
    </style:style>
    <style:style style:name="T11" style:family="text">
      <style:text-properties style:font-name="AbcGreen" fo:font-size="10pt" officeooo:rsid="0013ea44" style:font-size-asian="10pt" style:font-size-complex="10pt"/>
    </style:style>
    <style:style style:name="T12" style:family="text">
      <style:text-properties style:font-name="AbcGreen" fo:font-size="10pt" officeooo:rsid="0013f8c8" style:font-size-asian="10pt" style:font-size-complex="10pt"/>
    </style:style>
    <style:style style:name="T13" style:family="text">
      <style:text-properties style:font-name="AbcGreen" fo:font-size="10pt" officeooo:rsid="00162f0f" style:font-size-asian="10pt" style:font-size-complex="10pt"/>
    </style:style>
    <style:style style:name="T14" style:family="text">
      <style:text-properties style:font-name="AbcGreen" fo:font-size="10pt" officeooo:rsid="001e720c" style:font-size-asian="10pt" style:font-size-complex="10pt"/>
    </style:style>
    <style:style style:name="T15" style:family="text">
      <style:text-properties style:font-name="AbcGreen" fo:font-size="10pt" officeooo:rsid="001eabf3" style:font-size-asian="10pt" style:font-size-complex="10pt"/>
    </style:style>
    <style:style style:name="T16" style:family="text">
      <style:text-properties style:font-name="AbcGreen" fo:font-size="10pt" officeooo:rsid="001027f9" style:font-size-asian="10pt"/>
    </style:style>
    <style:style style:name="T17" style:family="text">
      <style:text-properties style:font-name="AbcGreen" fo:font-size="10pt" officeooo:rsid="0011fae5" style:font-size-asian="10pt"/>
    </style:style>
    <style:style style:name="T18" style:family="text">
      <style:text-properties style:font-name="AbcGreen" fo:font-size="10pt" officeooo:rsid="0013ea44" style:font-size-asian="10pt"/>
    </style:style>
    <style:style style:name="T19" style:family="text">
      <style:text-properties style:font-name="AbcGreen" fo:font-size="10pt" officeooo:rsid="0013f8c8" style:font-size-asian="10pt"/>
    </style:style>
    <style:style style:name="T20" style:family="text">
      <style:text-properties style:font-name="AbcGreen" fo:font-size="10pt" officeooo:rsid="0019edc8" style:font-size-asian="10pt"/>
    </style:style>
    <style:style style:name="T21" style:family="text">
      <style:text-properties style:font-name="AbcGreen" fo:font-size="10pt" officeooo:rsid="001eabf3" style:font-size-asian="10pt"/>
    </style:style>
    <style:style style:name="T22" style:family="text">
      <style:text-properties style:font-name="AbcGreen" fo:font-size="10pt" officeooo:rsid="001dd215" style:font-size-asian="10pt"/>
    </style:style>
    <style:style style:name="T23" style:family="text">
      <style:text-properties style:font-name="AbcGreen" fo:font-size="10pt" officeooo:rsid="00205969" style:font-size-asian="10pt"/>
    </style:style>
    <style:style style:name="T24" style:family="text">
      <style:text-properties style:font-name="AbcGreen" fo:font-size="10pt" fo:font-weight="normal" style:font-size-asian="10pt" style:font-weight-asian="normal"/>
    </style:style>
    <style:style style:name="T25" style:family="text">
      <style:text-properties style:font-name="AbcGreen" fo:font-size="10pt" fo:font-weight="normal" style:font-size-asian="10pt" style:font-weight-asian="normal" style:font-size-complex="10pt" style:font-weight-complex="bold"/>
    </style:style>
    <style:style style:name="T26" style:family="text">
      <style:text-properties style:font-name="AbcGreen" fo:font-size="10pt" fo:font-style="italic" style:font-size-asian="10pt" style:font-style-asian="italic" style:font-size-complex="10pt" style:font-style-complex="italic"/>
    </style:style>
    <style:style style:name="T27" style:family="text">
      <style:text-properties style:font-name="AbcGreen" fo:font-size="10pt" fo:font-style="italic" officeooo:rsid="001bdd3a" style:font-size-asian="10pt" style:font-style-asian="italic" style:font-size-complex="10pt" style:font-style-complex="italic"/>
    </style:style>
    <style:style style:name="T28" style:family="text">
      <style:text-properties style:font-name="AbcGreen" fo:font-size="10pt" fo:font-weight="bold" style:font-size-asian="10pt" style:font-weight-asian="bold" style:font-size-complex="10pt" style:font-weight-complex="bold"/>
    </style:style>
    <style:style style:name="T29" style:family="text">
      <style:text-properties officeooo:rsid="0013f8c8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arovací smlouva</text:p>
      <text:p text:style-name="P5">uzavřená podle § 2055 a násl. zák. č. 89/2012 Sb., občanský zákoník, ve znění pozdějších předpisů. </text:p>
      <text:p text:style-name="P3"/>
      <text:list xml:id="list77414936834708538" text:style-name="WWNum1">
        <text:list-item>
          <text:list>
            <text:list-item>
              <text:h text:style-name="P13" text:outline-level="2"><text:span text:style-name="T24">Název strany:<text:tab/><text:tab/></text:span><text:span text:style-name="T8">Česká pirátská strana</text:span><text:span text:style-name="T24"><text:tab/></text:span></text:h>
            </text:list-item>
          </text:list>
        </text:list-item>
      </text:list>
      <text:p text:style-name="P4">Sídlo:<text:tab/><text:tab/><text:tab/>Řehořova 943/19, Praha 3 130 00<text:tab/></text:p>
      <text:p text:style-name="P8"><text:span text:style-name="T9">IČ: <text:tab/><text:tab/><text:tab/></text:span><text:span text:style-name="T10">71339698</text:span></text:p>
      <text:p text:style-name="P6">Zapsána:<text:tab/><text:tab/>v rejstříku stran a hnutí, Ministerstvo vnitra ČR, registrace č. MV-<text:tab/><text:tab/><text:tab/>39553-7/VS-2009</text:p>
      <text:p text:style-name="Standard"><text:span text:style-name="T9">Jednající:<text:tab/><text:tab/></text:span><text:span text:style-name="T12">Bc. Vojtěch Pikal</text:span><text:span text:style-name="T10">, </text:span><text:span text:style-name="T12">1. místo</text:span><text:span text:style-name="T9">předseda</text:span></text:p>
      <text:p text:style-name="Standard"><text:span text:style-name="T9">Číslo účtu:<text:tab/><text:tab/></text:span><text:span text:style-name="T10">2100048174/2010</text:span><text:span text:style-name="T9"> </text:span></text:p>
      <text:p text:style-name="Standard"><text:span text:style-name="T26">dále jen "</text:span><text:span text:style-name="T27">dárce</text:span><text:span text:style-name="T26">"</text:span></text:p>
      <text:p text:style-name="P12"/>
      <text:p text:style-name="P4">a</text:p>
      <text:p text:style-name="P12"/>
      <text:p text:style-name="P7"><text:span text:style-name="T25">Název strany:<text:tab/> <text:s text:c="10"/></text:span><text:span text:style-name="T28">Strana zelených</text:span></text:p>
      <text:p text:style-name="P4">Sídlo: <text:tab/><text:tab/><text:tab/>Senovážné náměstí 994/2, 110 00 Praha 1</text:p>
      <text:p text:style-name="P4">IČ: <text:tab/><text:tab/><text:tab/>00409740</text:p>
      <text:p text:style-name="P4">Zapsána:<text:tab/><text:tab/>v rejstříku stran a hnutí, Ministerstvo vnitra ČR, registrace č. AVS/1-<text:tab/><text:tab/><text:tab/>260/90 </text:p>
      <text:p text:style-name="P4">Jednající:<text:tab/><text:tab/><text:span text:style-name="T29">Robin Ujfaluši, hlavní manažer</text:span></text:p>
      <text:p text:style-name="Standard"><text:span text:style-name="T26">dále jen "</text:span><text:span text:style-name="T27">obdarovaný</text:span><text:span text:style-name="T26">"</text:span></text:p>
      <text:p text:style-name="P4"/>
      <text:p text:style-name="Text_20_body_20_indent"><text:span text:style-name="T8">1. <text:s/>Dárce touto smlouvou daruje obdarovanému peněžitou částku ve výši </text:span><text:span text:style-name="T20">5</text:span><text:span text:style-name="T19">0</text:span><text:span text:style-name="T18"> 0</text:span><text:span text:style-name="T17">00</text:span><text:span text:style-name="T16"> Kč </text:span><text:span text:style-name="T8">s tím, že dar je účelově vázán na činnost obdarovaného podle jeho stanov ve smyslu zákona č. 424/1991 Sb., o sdružování v politických stranách a v politických hnutích. <text:line-break/>Dar je určen jako příjem organizační jednotky: Strana zelených a je účelově vázán na </text:span><text:span text:style-name="T20">Senátorskou</text:span><text:span text:style-name="T8"> kampaň spojenou s volbami ohlášenými na </text:span><text:span text:style-name="T19">7</text:span><text:span text:style-name="T8">. – </text:span><text:span text:style-name="T19">8</text:span><text:span text:style-name="T8">. 10. 201</text:span><text:span text:style-name="T19">6</text:span><text:span text:style-name="T8"> </text:span><text:span text:style-name="T16">v</text:span><text:span text:style-name="T20">e</text:span><text:span text:style-name="T18"> </text:span><text:span text:style-name="T20">volebním obvodu č. </text:span><text:span text:style-name="T21">31</text:span><text:span text:style-name="T20"> (</text:span><text:span text:style-name="T21">Ústí <text:s/>nad Labem</text:span><text:span text:style-name="T20">) „</text:span><text:span text:style-name="T21">Martin Hausenblas</text:span><text:span text:style-name="T20">“</text:span></text:p>
      <text:p text:style-name="P10"/>
      <text:p text:style-name="P10">2. Vlastnictví darované peněžní částky přechází na obdarovaného dnem okamžikem připsání na jeho bankovní účet. Tímto dnem přecházejí i veškerá práva s darovanou peněžní částkou spojená, veškeré užitky, nebezpečí a povinnosti. </text:p>
      <text:p text:style-name="P10"/>
      <text:p text:style-name="P15">3. V záměru jít příkladem v otevřenosti a transparentnosti veřejných institucí upozorňuje obdarovaný dárce, že hodlá zveřejňovat původ svých příjmů včetně této smlouvy, což dárce bere na vědomí a souhlasí s tím.</text:p>
      <text:p text:style-name="P15"/>
      <text:p text:style-name="P14">4. Dárce tímto potvrzuje, že se seznámil s etickým kodexem Strany zelených a že poskytnutý dar s tímto kodexem není v rozporu</text:p>
      <text:p text:style-name="P15"/>
      <text:p text:style-name="P16"><text:span text:style-name="T22">5</text:span><text:span text:style-name="T8">. Dárce je oprávněn na základě poskytnutého daru uplatnit postup dle zákona č. 586/1992 Sb., o daních z příjmů, dle kterého lze od základu daně odečíst hodnotu poskytnutého daru.</text:span></text:p>
      <text:p text:style-name="P15"/>
      <text:p text:style-name="P16"><text:span text:style-name="T22">6</text:span><text:span text:style-name="T8">. Tato smlouva je vyhotovena ve </text:span><text:span text:style-name="T23">3</text:span><text:span text:style-name="T8"> stejnopisech, z nichž </text:span><text:span text:style-name="T23">dva</text:span><text:span text:style-name="T8"> obdrží dárce a jeden obdarovaný.</text:span></text:p>
      <text:p text:style-name="P15"/>
      <text:p text:style-name="P16"><text:span text:style-name="T22">7</text:span><text:span text:style-name="T8">. Smluvní strany prohlašují, že tuto smlouvu uzavírají ze své svobodné a vážné vůle.</text:span></text:p>
      <text:p text:style-name="P10"/>
      <text:p text:style-name="P9"/>
      <text:p text:style-name="Standard"><text:span text:style-name="T9">V Praze dne </text:span><text:span text:style-name="T14">10</text:span><text:span text:style-name="T11">.</text:span><text:span text:style-name="T15">07</text:span><text:span text:style-name="T10">.201</text:span><text:span text:style-name="T13">6</text:span></text:p>
      <text:p text:style-name="P4"/>
      <text:p text:style-name="P4"/>
      <text:p text:style-name="P4"/>
      <text:p text:style-name="P4"/>
      <text:p text:style-name="P4"/>
      <text:p text:style-name="P11"><text:s text:c="17"/>dárce <text:s text:c="78"/><text:tab/>obdarovan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Garamond" fo:font-family="Garamond" style:font-family-generic="roman" style:font-pitch="variabl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indent="-0.501cm" style:auto-text-indent="false"/>
      <style:text-properties style:font-name="Times New Roman" fo:font-family="'Times New Roman'" style:font-family-generic="roman" style:font-pitch="variable" style:font-size-complex="10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PalmSprings" fo:font-family="PalmSprings" style:font-family-generic="roman" style:font-pitch="variable" fo:font-size="16pt" style:text-underline-style="solid" style:text-underline-width="auto" style:text-underline-color="font-color" style:font-size-asian="16pt" style:font-size-complex="10pt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Nadpis1_20_centered" style:display-name="Nadpis1 centered" style:family="paragraph" style:parent-style-name="Heading_20_1" style:default-outline-level="">
      <style:paragraph-properties fo:text-align="center" style:justify-single-word="false"/>
      <style:text-properties style:font-name="Frutiger CE 55" fo:font-family="'Frutiger CE 55'" style:font-family-generic="roman" style:font-pitch="variable" style:font-size-complex="2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2" style:display-name="Standardní písmo odstavce2" style:family="text"/>
    <style:style style:name="Standardní_20_písmo_20_odstavce1" style:display-name="Standardní písmo odstavce1" style:family="text"/>
    <style:style style:name="annotation_20_reference" style:display-name="annotation reference" style:family="text">
      <style:text-properties fo:font-size="9pt" style:font-size-asian="9pt" style:font-size-complex="9pt"/>
    </style:style>
    <style:style style:name="Text_20_komentáře_20_Char" style:display-name="Text komentáře Char" style:family="text">
      <style:text-properties style:font-name="Garamond" fo:font-family="Garamond" style:font-family-generic="roman" style:font-pitch="variable" fo:font-size="12pt" fo:language="cs" fo:country="CZ" style:font-size-asian="12pt" style:language-asian="ar" style:country-asian="SA" style:font-size-complex="12pt"/>
    </style:style>
    <style:style style:name="Předmět_20_komentáře_20_Char" style:display-name="Předmět komentáře Char" style:family="text">
      <style:text-properties style:font-name="Garamond" fo:font-family="Garamond" style:font-family-generic="roman" style:font-pitch="variable" fo:font-size="12pt" fo:language="cs" fo:country="CZ" fo:font-weight="bold" style:font-size-asian="12pt" style:language-asian="ar" style:country-asian="SA" style:font-weight-asian="bold" style:font-size-complex="12pt" style:font-weight-complex="bold"/>
    </style:style>
    <style:style style:name="Text_20_bubliny_20_Char" style:display-name="Text bubliny Char" style:family="text">
      <style:text-properties style:font-name="Lucida Grande" fo:font-family="'Lucida Grande'" style:font-family-generic="roman" style:font-pitch="variable" fo:font-size="9pt" fo:language="cs" fo:country="CZ" style:font-size-asian="9pt" style:language-asian="ar" style:country-asian="SA" style:font-name-complex="Lucida Grande1" style:font-family-complex="'Lucida Grande'" style:font-family-generic-complex="system" style:font-pitch-complex="variable" style:font-size-complex="9pt"/>
    </style:style>
    <style:style style:name="Nadpis_20_2_20_Char" style:display-name="Nadpis 2 Char" style:family="text">
      <style:text-properties fo:font-size="12pt" fo:language="cs" fo:country="CZ" fo:font-weight="bold" style:font-size-asian="12pt" style:language-asian="ar" style:country-asian="SA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Footer">
      <style:paragraph-properties fo:text-align="center" style:justify-single-word="false"/>
      <style:text-properties officeooo:paragraph-rsid="0017528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M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5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T6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M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499cm" fo:margin-bottom="0.619cm" fo:margin-left="2.499cm" fo:margin-right="2.499cm" fo:background-color="#ffffff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svg:height="1.924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0" draw:style-name="Mgr1" draw:text-style-name="MP1" svg:width="5.666cm" svg:height="2.347cm" svg:x="-0.409cm" svg:y="-1.762cm"><draw:image xlink:href="Pictures/100002010000044A000001C7F4337A9B639EA78B.png" xlink:type="simple" xlink:show="embed" xlink:actuate="onLoad"><text:p/></draw:image></draw:frame></text:p>
      </style:header>
      <style:footer>
        <text:p text:style-name="MP2"><text:span text:style-name="MT1">Česká pirátská strana • </text:span><text:span text:style-name="MT2">Řehořova 493/19</text:span><text:span text:style-name="MT1"> </text:span><text:span text:style-name="MT3">130 00 Praha 3</text:span><text:span text:style-name="MT1"> <text:s/>• Doručovat do datové schránky b2i4r6j</text:span><text:span text:style-name="MT4"><text:line-break/></text:span><text:span text:style-name="MT5">Tel</text:span><text:span text:style-name="MT1">. +420 </text:span><text:span text:style-name="MT6">778 702 713</text:span><text:span text:style-name="MT1"> • </text:span><text:span text:style-name="MT5">Web</text:span><text:span text:style-name="MT1"> </text:span><text:a xlink:type="simple" xlink:href="http://www.pirati.cz/" text:style-name="Internet_20_link" text:visited-style-name="Visited_20_Internet_20_Link"><text:span text:style-name="MT7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7">info@pirati.cz</text:span></text:a><text:span text:style-name="MT1"> • IČO 71339698</text:span></text:p>
        <text:p text:style-name="MP3">Transparentní účet 2100048174/2010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rovací smlouva</dc:title>
    <meta:initial-creator>Tobias </meta:initial-creator>
    <dc:creator>Vladislav Tobias Esner</dc:creator>
    <meta:editing-cycles>15</meta:editing-cycles>
    <meta:print-date>2014-10-14T19:12:50.408677226</meta:print-date>
    <meta:creation-date>2014-10-14T18:54:18.594597719</meta:creation-date>
    <dc:date>2017-01-02T18:36:18.701867462</dc:date>
    <meta:editing-duration>PT41M53S</meta:editing-duration>
    <meta:generator>LibreOffice/5.1.4.2$Linux_X86_64 LibreOffice_project/10m0$Build-2</meta:generator>
    <meta:printed-by>Tobias </meta:printed-by>
    <meta:document-statistic meta:table-count="0" meta:image-count="0" meta:object-count="0" meta:page-count="1" meta:paragraph-count="27" meta:word-count="352" meta:character-count="2389" meta:non-whitespace-character-count="1925"/>
    <meta:user-defined meta:name="AppVersion">14.0000</meta:user-defined>
    <meta:user-defined meta:name="Company">Strana zelený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arovaci-smlouva_Pirati-MiPo" xlink:href=""/>
  </office:meta>
</office:document-meta>
</file>